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6429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1256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6.7661in"/>
    </style:style>
    <style:style style:name="co26" style:family="table-column">
      <style:table-column-properties fo:break-before="auto" style:column-width="1.8535in"/>
    </style:style>
    <style:style style:name="co27" style:family="table-column">
      <style:table-column-properties fo:break-before="auto" style:column-width="1.102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48in"/>
    </style:style>
    <style:style style:name="co30" style:family="table-column">
      <style:table-column-properties fo:break-before="auto" style:column-width="1.7602in"/>
    </style:style>
    <style:style style:name="co31" style:family="table-column">
      <style:table-column-properties fo:break-before="auto" style:column-width="0.348in"/>
    </style:style>
    <style:style style:name="co32" style:family="table-column">
      <style:table-column-properties fo:break-before="auto" style:column-width="0.3453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328in"/>
    </style:style>
    <style:style style:name="co35" style:family="table-column">
      <style:table-column-properties fo:break-before="auto" style:column-width="0.2929in"/>
    </style:style>
    <style:style style:name="co36" style:family="table-column">
      <style:table-column-properties fo:break-before="auto" style:column-width="1.6362in"/>
    </style:style>
    <style:style style:name="co37" style:family="table-column">
      <style:table-column-properties fo:break-before="auto" style:column-width="0.3217in"/>
    </style:style>
    <style:style style:name="co38" style:family="table-column">
      <style:table-column-properties fo:break-before="auto" style:column-width="0.3819in"/>
    </style:style>
    <style:style style:name="co39" style:family="table-column">
      <style:table-column-properties fo:break-before="auto" style:column-width="0.3043in"/>
    </style:style>
    <style:style style:name="co40" style:family="table-column">
      <style:table-column-properties fo:break-before="auto" style:column-width="2.1661in"/>
    </style:style>
    <style:style style:name="co41" style:family="table-column">
      <style:table-column-properties fo:break-before="auto" style:column-width="0.3346in"/>
    </style:style>
    <style:style style:name="co42" style:family="table-column">
      <style:table-column-properties fo:break-before="auto" style:column-width="0.3571in"/>
    </style:style>
    <style:style style:name="co43" style:family="table-column">
      <style:table-column-properties fo:break-before="auto" style:column-width="1.3075in"/>
    </style:style>
    <style:style style:name="co44" style:family="table-column">
      <style:table-column-properties fo:break-before="auto" style:column-width="0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72in" fo:break-before="auto" style:use-optimal-row-height="false"/>
    </style:style>
    <style:style style:name="ro15" style:family="table-row">
      <style:table-row-properties style:row-height="0.2638in" fo:break-before="auto" style:use-optimal-row-height="false"/>
    </style:style>
    <style:style style:name="ro16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72" style:family="table-cell" style:parent-style-name="Neutral">
      <style:table-cell-properties fo:background-color="transparent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91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3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3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order="1.5pt solid #000000"/>
    </style:style>
    <style:style style:name="ce13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45" table:number-columns-spanned="1" table:number-rows-spanned="86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45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35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5"/>
          <table:table-cell table:style-name="ce35" office:value-type="string" calcext:value-type="string">
            <text:p>My solution</text:p>
          </table:table-cell>
          <table:covered-table-cell/>
          <table:table-cell table:style-name="ce35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35" office:value-type="string" calcext:value-type="string">
            <text:p>Name Library</text:p>
          </table:table-cell>
          <table:table-cell table:style-name="ce35" office:value-type="string" calcext:value-type="string">
            <text:p>Reference/Materials</text:p>
          </table:table-cell>
          <table:table-cell table:style-name="ce35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91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56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91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56" table:number-columns-repeated="2"/>
          <table:covered-table-cell table:style-name="ce265"/>
          <table:table-cell table:style-name="ce3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5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35"/>
          <table:covered-table-cell/>
          <table:table-cell table:style-name="ce3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5" office:value-type="string" calcext:value-type="string">
            <text:p>Reference/Materials</text:p>
          </table:table-cell>
          <table:table-cell table:style-name="ce35" office:value-type="string" calcext:value-type="string">
            <text:p>My solution</text:p>
          </table:table-cell>
          <table:covered-table-cell/>
          <table:table-cell table:style-name="ce3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5" office:value-type="string" calcext:value-type="string">
            <text:p>Reference/Materials</text:p>
          </table:table-cell>
          <table:table-cell table:style-name="ce35" office:value-type="string" calcext:value-type="string">
            <text:p>My solution</text:p>
          </table:table-cell>
          <table:covered-table-cell/>
          <table:table-cell table:style-name="ce3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5" office:value-type="string" calcext:value-type="string">
            <text:p>Reference/Materials</text:p>
          </table:table-cell>
          <table:table-cell table:style-name="ce35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type_traits.cpp" xlink:type="simple">#1</text:a></text:p>
          </table:table-cell>
          <table:table-cell/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10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26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9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26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4">(C++11)</text:span></text:p>
          </table:table-cell>
          <table:table-cell table:style-name="ce24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4">(C++11)</text:span></text:p>
          </table:table-cell>
          <table:table-cell table:style-name="ce246" office:value-type="string" calcext:value-type="string">
            <text:p><text:span text:style-name="T9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9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26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3" calcext:value-type="float">
            <text:p>13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 office:value-type="string" calcext:value-type="string">
            <text:p><text:a xlink:href="http://www.open-std.org/jtc1/sc22/wg21/docs/papers/2017/n4659.pdf#page=73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time.cpp" xlink:type="simple">#1</text:a></text:p>
          </table:table-cell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8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time" xlink:type="simple">&lt;chrono&gt;</text:a>  <text:span text:style-name="T4">(C++11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 office:value-type="string" calcext:value-type="string">
            <text:p><text:a xlink:href="http://www.open-std.org/jtc1/sc22/wg21/docs/papers/2017/n4659.pdf#page=49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def.cpp" xlink:type="simple">#1</text:a></text:p>
          </table:table-cell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6" calcext:value-type="float">
            <text:p>1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initializer_list" xlink:type="simple">&lt;initializer_list&gt;</text:a> <text:span text:style-name="T5">(C++11)</text:span></text:p>
          </table:table-cell>
          <table:table-cell table:style-name="ce244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uple" xlink:type="simple">&lt;tuple&gt;</text:a>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49" office:value-type="string" calcext:value-type="string">
            <text:p><text:span text:style-name="T10"><text:a xlink:href="https://github.com/SemQ20/practice/blob/master/STL/utility.cpp" xlink:type="simple">#1</text:a></text:span></text:p>
          </table:table-cell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 office:value-type="string" calcext:value-type="string">
            <text:p><text:span text:style-name="T8"><text:a xlink:href="https://github.com/SemQ20/practice/blob/master/STL/utility.cpp" xlink:type="simple">#1</text:a></text:span></text:p>
          </table:table-cell>
          <table:table-cell table:style-name="ce71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any" xlink:type="simple">&lt;any&gt;</text:a>  <text:span text:style-name="T4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9" calcext:value-type="float">
            <text:p>1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optional" xlink:type="simple">&lt;optional&gt;</text:a>  <text:span text:style-name="T4">(C++17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71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ource_location" xlink:type="simple">&lt;source_location&gt;</text:a>  <text:span text:style-name="T6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68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table-cell/>
          <table:table-cell table:style-name="ce8"/>
          <table:table-cell table:style-name="ce88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26"/>
          <table:table-cell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5" calcext:value-type="float">
            <text:p>2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/>
          <table:covered-table-cell table:number-columns-repeated="2"/>
          <table:table-cell table:number-columns-repeated="2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8" calcext:value-type="float">
            <text:p>28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8" table:number-columns-repeated="3"/>
          <table:table-cell/>
          <table:table-cell table:style-name="ce284"/>
          <table:table-cell table:style-name="ce88" office:value-type="string" calcext:value-type="string">
            <text:p>no information for now</text:p>
          </table:table-cell>
          <table:table-cell table:style-name="ce88" table:number-columns-repeated="2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1" calcext:value-type="float">
            <text:p>3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8" table:number-columns-repeated="3"/>
          <table:table-cell/>
          <table:table-cell table:style-name="ce285"/>
          <table:table-cell table:style-name="ce88" office:value-type="string" calcext:value-type="string">
            <text:p>unexplored</text:p>
          </table:table-cell>
          <table:table-cell table:style-name="ce88" table:number-columns-repeated="2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2" calcext:value-type="float">
            <text:p>32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8" table:number-columns-repeated="3"/>
          <table:table-cell/>
          <table:table-cell table:style-name="ce286"/>
          <table:table-cell table:style-name="ce88" office:value-type="string" calcext:value-type="string">
            <text:p>fully studied</text:p>
          </table:table-cell>
          <table:table-cell table:style-name="ce88" table:number-columns-repeated="2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3" calcext:value-type="float">
            <text:p>3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1"/>
          <table:table-cell table:style-name="ce88" office:value-type="string" calcext:value-type="string">
            <text:p>not fully studied, but greater 50%</text:p>
          </table:table-cell>
          <table:table-cell table:style-name="ce88" table:number-columns-repeated="2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4" calcext:value-type="float">
            <text:p>3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5" calcext:value-type="float">
            <text:p>3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6" calcext:value-type="float">
            <text:p>3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7" calcext:value-type="float">
            <text:p>3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8" calcext:value-type="float">
            <text:p>38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39" calcext:value-type="float">
            <text:p>3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0" calcext:value-type="float">
            <text:p>4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1" calcext:value-type="float">
            <text:p>4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Understanding of all in percents 22/172(190)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2" calcext:value-type="float">
            <text:p>4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3" calcext:value-type="float">
            <text:p>4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4" calcext:value-type="float">
            <text:p>44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4" table:formula="of:=(22*100/172)" office:value-type="float" office:value="12.7906976744186" calcext:value-type="float" table:number-columns-spanned="17" table:number-rows-spanned="2">
            <text:p>12.79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5" calcext:value-type="float">
            <text:p>4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number-columns-repeated="3" table:style-name="ce88"/>
          <table:covered-table-cell/>
          <table:covered-table-cell table:style-name="ce8"/>
          <table:covered-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6" calcext:value-type="float">
            <text:p>46</text:p>
          </table:table-cell>
          <table:table-cell table:style-name="ce219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88" table:number-columns-repeated="3"/>
          <table:table-cell/>
          <table:table-cell table:style-name="ce8"/>
          <table:table-cell table:style-name="ce261"/>
          <table:table-cell table:style-name="ce88" table:number-columns-repeated="2"/>
        </table:table-row>
        <table:table-row table:style-name="ro6">
          <table:table-cell table:style-name="ce215" office:value-type="float" office:value="47" calcext:value-type="float">
            <text:p>4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8" calcext:value-type="float">
            <text:p>4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9" calcext:value-type="float">
            <text:p>4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0" calcext:value-type="float">
            <text:p>5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1" calcext:value-type="float">
            <text:p>51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2" calcext:value-type="float">
            <text:p>52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3" calcext:value-type="float">
            <text:p>5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4" calcext:value-type="float">
            <text:p>54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5" calcext:value-type="float">
            <text:p>5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6" calcext:value-type="float">
            <text:p>56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7" calcext:value-type="float">
            <text:p>57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8" calcext:value-type="float">
            <text:p>58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9" calcext:value-type="float">
            <text:p>59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0" calcext:value-type="float">
            <text:p>6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1" calcext:value-type="float">
            <text:p>61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2" calcext:value-type="float">
            <text:p>6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4" calcext:value-type="float">
            <text:p>64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5" calcext:value-type="float">
            <text:p>6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6" calcext:value-type="float">
            <text:p>6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7" calcext:value-type="float">
            <text:p>6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8" calcext:value-type="float">
            <text:p>68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9" calcext:value-type="float">
            <text:p>6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0" calcext:value-type="float">
            <text:p>7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1" calcext:value-type="float">
            <text:p>7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2" calcext:value-type="float">
            <text:p>7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3" calcext:value-type="float">
            <text:p>7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4" calcext:value-type="float">
            <text:p>74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5" calcext:value-type="float">
            <text:p>7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6" calcext:value-type="float">
            <text:p>76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7" calcext:value-type="float">
            <text:p>77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8" calcext:value-type="float">
            <text:p>78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9" calcext:value-type="float">
            <text:p>79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0" calcext:value-type="float">
            <text:p>8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7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1" calcext:value-type="float">
            <text:p>8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2" calcext:value-type="float">
            <text:p>8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3" calcext:value-type="float">
            <text:p>83</text:p>
          </table:table-cell>
          <table:table-cell table:style-name="ce219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8"> </text:span><text:span text:style-name="T8"><text:a xlink:href="https://en.cppreference.com/mwiki/index.php?title=cpp/header/barrier&amp;action=edit&amp;redlink=1" xlink:type="simple">&lt;barrier&gt;</text:a></text:span><text:span text:style-name="T8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4" calcext:value-type="float">
            <text:p>84</text:p>
          </table:table-cell>
          <table:table-cell table:style-name="ce219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 table:number-rows-repeated="3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6" table:number-columns-spanned="2" table:number-rows-spanned="2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covered-table-cell table:style-name="ce25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29" table:default-cell-style-name="ce294"/>
        <table:table-column table:style-name="co30" table:default-cell-style-name="ce297"/>
        <table:table-column table:style-name="co31" table:default-cell-style-name="ce247"/>
        <table:table-column table:style-name="co32" table:number-columns-repeated="3" table:default-cell-style-name="ce247"/>
        <table:table-column table:style-name="co33" table:default-cell-style-name="ce247"/>
        <table:table-column table:style-name="co34" table:default-cell-style-name="ce247"/>
        <table:table-column table:style-name="co1" table:default-cell-style-name="ce305"/>
        <table:table-column table:style-name="co35" table:default-cell-style-name="ce293"/>
        <table:table-column table:style-name="co36" table:default-cell-style-name="ce228"/>
        <table:table-column table:style-name="co37" table:default-cell-style-name="ce309"/>
        <table:table-column table:style-name="co31" table:number-columns-repeated="2" table:default-cell-style-name="ce309"/>
        <table:table-column table:style-name="co31" table:default-cell-style-name="ce311"/>
        <table:table-column table:style-name="co38" table:default-cell-style-name="ce309"/>
        <table:table-column table:style-name="co31" table:default-cell-style-name="ce309"/>
        <table:table-column table:style-name="co35" table:default-cell-style-name="Default"/>
        <table:table-column table:style-name="co39" table:default-cell-style-name="ce291"/>
        <table:table-column table:style-name="co40" table:default-cell-style-name="ce313"/>
        <table:table-column table:style-name="co41" table:default-cell-style-name="ce309"/>
        <table:table-column table:style-name="co42" table:number-columns-repeated="2" table:default-cell-style-name="ce309"/>
        <table:table-column table:style-name="co42" table:default-cell-style-name="ce311"/>
        <table:table-column table:style-name="co33" table:default-cell-style-name="ce309"/>
        <table:table-column table:style-name="co31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00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0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0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0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0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00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00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00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isgn%20Patterns/factorymet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99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28" table:default-cell-style-name="ce315"/>
        <table:table-column table:style-name="co28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31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</table:table>
      <table:table table:name="Python Tasks" table:style-name="ta1">
        <table:table-column table:style-name="co28" table:default-cell-style-name="Default"/>
        <table:table-row table:style-name="ro1">
          <table:table-cell/>
        </table:table-row>
      </table:table>
      <table:table table:name="Vulkan Api" table:style-name="ta1">
        <table:table-column table:style-name="co28" table:default-cell-style-name="ce127"/>
        <table:table-column table:style-name="co28" table:number-columns-repeated="2" table:default-cell-style-name="Default"/>
        <table:table-row table:style-name="ro14">
          <table:table-cell table:style-name="ce126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5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table:table-column table:style-name="co43" table:default-cell-style-name="ce135"/>
        <table:table-column table:style-name="co31" table:default-cell-style-name="ce134"/>
        <table:table-column table:style-name="co44" table:default-cell-style-name="ce135"/>
        <table:table-row table:style-name="ro16">
          <table:table-cell table:style-name="ce131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</table:table-row>
        <table:table-row table:style-name="ro7">
          <table:table-cell table:style-name="ce133" office:value-type="string" calcext:value-type="string">
            <text:p>Name library</text:p>
          </table:table-cell>
          <table:table-cell table:style-name="ce133" office:value-type="string" calcext:value-type="string" table:number-columns-spanned="2" table:number-rows-spanned="1">
            <text:p>Links</text:p>
          </table:table-cell>
          <table:covered-table-cell/>
        </table:table-row>
        <table:table-row table:style-name="ro1">
          <table:table-cell office:value-type="string" calcext:value-type="string">
            <office:annotation draw:style-name="gr2" draw:text-style-name="P4" svg:width="1.1413in" svg:height="0.7083in" svg:x="1.5437in" svg:y="0in" draw:caption-point-x="-0.2402in" draw:caption-point-y="0.4362in">
              <dc:date>2020-05-17T00:00:00</dc:date>
              <text:p text:style-name="P3"><text:span text:style-name="T2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34" office:value-type="string" calcext:value-type="string">
            <text:p><text:span text:style-name="T11"><text:a xlink:href="https://openal-soft.org/openal-binaries/" xlink:type="simple">#2</text:a></text:span></text:p>
          </table:table-cell>
        </table:table-row>
        <table:table-row table:style-name="ro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34" office:value-type="string" calcext:value-type="string">
            <text:p><text:a xlink:href="https://www.libsdl.org/download-2.0.php" xlink:type="simple">#2</text:a>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9:09:08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5-19T19:16:31.170000000</dc:date>
    <meta:editing-duration>P1DT23H20M54S</meta:editing-duration>
    <meta:editing-cycles>170</meta:editing-cycles>
    <meta:document-statistic meta:table-count="6" meta:cell-count="659" meta:object-count="0"/>
  </office:meta>
</office:document-meta>
</file>